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officeooo:paragraph-rsid="0024c33e" style:font-size-asian="10.5pt" style:font-size-complex="10.5pt"/>
    </style:style>
    <style:style style:name="P11" style:family="paragraph" style:parent-style-name="UrbanBody">
      <style:text-properties style:font-name="Arial" fo:font-size="10.5pt" style:font-size-asian="9.14999961853027pt" style:font-size-complex="10.5pt"/>
    </style:style>
    <style:style style:name="P12"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3" style:family="paragraph" style:parent-style-name="UrbanTitle">
      <style:text-properties style:font-name="Arial" fo:font-size="14pt" style:text-underline-style="none" style:font-size-asian="14pt" style:font-size-complex="14pt"/>
    </style:style>
    <style:style style:name="P14" style:family="paragraph" style:parent-style-name="UrbanTitle">
      <style:text-properties style:font-name="Arial" fo:font-size="14pt" style:text-underline-style="none" style:font-size-asian="14pt" style:font-size-complex="14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2f3a71"/>
    </style:style>
    <style:style style:name="T11" style:family="text">
      <style:text-properties style:use-window-font-color="true" officeooo:rsid="0034ba06" fo:background-color="transparent" loext:char-shading-value="0"/>
    </style:style>
    <style:style style:name="T12" style:family="text">
      <style:text-properties style:use-window-font-color="true" officeooo:rsid="00417286" fo:background-color="transparent" loext:char-shading-value="0"/>
    </style:style>
    <style:style style:name="T13" style:family="text">
      <style:text-properties style:use-window-font-color="true" officeooo:rsid="004368b4" fo:background-color="transparent" loext:char-shading-value="0"/>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5"><text:span text:style-name="T14">do text</text:span></text:p><text:p text:style-name="P15"><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5"><text:span text:style-name="T15">do text if self.hasSingleApplicant()</text:span></text:p><text:p text:style-name="P15"><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5"><text:span text:style-name="T4"><office:annotation><dc:creator>bleybaert</dc:creator><dc:date>2018-07-16T14:51:32</dc:date><loext:sender-initials>ble</loext:sender-initials><text:p text:style-name="P15"><text:span text:style-name="T15">do text if not self.hasSingleApplicant()</text:span></text:p><text:p text:style-name="P15"><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12"/>
      <text:p text:style-name="P7"><office:annotation><dc:creator>bleybaert</dc:creator><dc:date>2018-11-20T11:43:28.609595569</dc:date><loext:sender-initials>ble</loext:sender-initials><text:p text:style-name="P15"><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5"><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5"><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10:01:20.050359976</dc:date>
    <dc:language>fr-FR</dc:language>
    <meta:editing-cycles>130</meta:editing-cycles>
    <meta:editing-duration>PT14H27M56S</meta:editing-duration>
    <meta:document-statistic meta:table-count="0" meta:image-count="0" meta:object-count="0" meta:page-count="1" meta:paragraph-count="13" meta:word-count="245" meta:character-count="1591" meta:non-whitespace-character-count="1389"/>
    <meta:user-defined meta:name="Info 1"/>
    <meta:user-defined meta:name="Info 2"/>
    <meta:user-defined meta:name="Info 3"/>
    <meta:user-defined meta:name="Info 4"/>
  </office:meta>
</office:document-meta>
</file>